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table:formula="of:=8*1024*1024" office:value-type="float" office:value="8388608" calcext:value-type="float">
            <text:p>8388608</text:p>
          </table:table-cell>
          <table:table-cell table:formula="of:=[.C2]/[.D1]" office:value-type="float" office:value="149796.571428571" calcext:value-type="float">
            <text:p>149796.571428571</text:p>
          </table:table-cell>
        </table:table-row>
        <table:table-row table:style-name="ro1">
          <table:table-cell table:number-columns-repeated="3"/>
          <table:table-cell table:formula="of:=FLOOR([.D2])-1" office:value-type="float" office:value="149795" calcext:value-type="float">
            <text:p>149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9:37:51.587512442</meta:creation-date>
    <dc:date>2019-05-27T19:47:18.742645079</dc:date>
    <meta:editing-duration>PT9M27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